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style:style>
    <style:style style:name="P16" style:family="paragraph" style:parent-style-name="Text_20_body">
      <style:text-properties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0"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text:span text:style-name="T6">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span></text:p>
      <text:p text:style-name="P6"/>
      <text:h text:style-name="P14" text:outline-level="2">Rozdział IV</text:h>
      <text:p text:style-name="P9">Tymczasem w Stambule</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span></text:p>
      <text:p text:style-name="P9">"Wielce miła moja serca a duszy pociecho...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text:soft-page-break/>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8T10:02:56.54</dc:date>
    <meta:editing-cycles>861</meta:editing-cycles>
    <meta:editing-duration>P2DT11H30M9S</meta:editing-duration>
    <meta:document-statistic meta:table-count="0" meta:image-count="0" meta:object-count="0" meta:page-count="16" meta:paragraph-count="145" meta:word-count="7769" meta:character-count="5250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